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16" table:default-cell-style-name="Default"/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office:value-type="string">
            <text:p>Host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768">
            <text:p>32768</text:p>
          </table:table-cell>
          <table:table-cell table:number-columns-repeated="10" office:value-type="float" office:value="83">
            <text:p>83</text:p>
          </table:table-cell>
          <table:table-cell table:formula="of:=AVERAGE([.C4:.L4])" office:value-type="float" office:value="83">
            <text:p>8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536">
            <text:p>65536</text:p>
          </table:table-cell>
          <table:table-cell table:number-columns-repeated="8"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table:formula="of:=AVERAGE([.C5:.L5])" office:value-type="float" office:value="165.1">
            <text:p>165,1</text:p>
          </table:table-cell>
          <table:table-cell table:number-columns-repeated="2"/>
          <table:table-cell>
            <draw:frame table:end-cell-address="Arkusz1.AA25" table:end-x="1.226cm" table:end-y="0.034cm" draw:z-index="0" draw:style-name="gr1" draw:text-style-name="P1" svg:width="25.257cm" svg:height="8.979cm" svg:x="0.809cm" svg:y="0.107cm">
              <draw:object draw:notify-on-update-of-ranges="Arkusz1.B4:Arkusz1.B16 Arkusz1.B3:Arkusz1.B3 Arkusz1.M4:Arkusz1.M16 Arkusz1.B22:Arkusz1.B22 Arkusz1.M23:Arkusz1.M35 Arkusz1.B42:Arkusz1.B42 Arkusz1.M43:Arkusz1.M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336">
            <text:p>336</text:p>
          </table:table-cell>
          <table:table-cell office:value-type="float" office:value="337">
            <text:p>337</text:p>
          </table:table-cell>
          <table:table-cell table:number-columns-repeated="8" office:value-type="float" office:value="330">
            <text:p>330</text:p>
          </table:table-cell>
          <table:table-cell table:formula="of:=AVERAGE([.C6:.L6])" office:value-type="float" office:value="331.3">
            <text:p>331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666">
            <text:p>666</text:p>
          </table:table-cell>
          <table:table-cell office:value-type="float" office:value="684">
            <text:p>684</text:p>
          </table:table-cell>
          <table:table-cell table:number-columns-repeated="3" office:value-type="float" office:value="658">
            <text:p>658</text:p>
          </table:table-cell>
          <table:table-cell office:value-type="float" office:value="667">
            <text:p>667</text:p>
          </table:table-cell>
          <table:table-cell office:value-type="float" office:value="666">
            <text:p>666</text:p>
          </table:table-cell>
          <table:table-cell office:value-type="float" office:value="665">
            <text:p>665</text:p>
          </table:table-cell>
          <table:table-cell office:value-type="float" office:value="673">
            <text:p>673</text:p>
          </table:table-cell>
          <table:table-cell office:value-type="float" office:value="668">
            <text:p>668</text:p>
          </table:table-cell>
          <table:table-cell table:formula="of:=AVERAGE([.C7:.L7])" office:value-type="float" office:value="666.3">
            <text:p>666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4288">
            <text:p>524288</text:p>
          </table:table-cell>
          <table:table-cell table:number-columns-repeated="2" office:value-type="float" office:value="1322">
            <text:p>1322</text:p>
          </table:table-cell>
          <table:table-cell office:value-type="float" office:value="1328">
            <text:p>1328</text:p>
          </table:table-cell>
          <table:table-cell office:value-type="float" office:value="1323">
            <text:p>1323</text:p>
          </table:table-cell>
          <table:table-cell office:value-type="float" office:value="1346">
            <text:p>1346</text:p>
          </table:table-cell>
          <table:table-cell office:value-type="float" office:value="1323">
            <text:p>1323</text:p>
          </table:table-cell>
          <table:table-cell office:value-type="float" office:value="1329">
            <text:p>1329</text:p>
          </table:table-cell>
          <table:table-cell office:value-type="float" office:value="1325">
            <text:p>1325</text:p>
          </table:table-cell>
          <table:table-cell office:value-type="float" office:value="1324">
            <text:p>1324</text:p>
          </table:table-cell>
          <table:table-cell office:value-type="float" office:value="1323">
            <text:p>1323</text:p>
          </table:table-cell>
          <table:table-cell table:formula="of:=AVERAGE([.C8:.L8])" office:value-type="float" office:value="1326.5">
            <text:p>1326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2644">
            <text:p>2644</text:p>
          </table:table-cell>
          <table:table-cell table:number-columns-repeated="2" office:value-type="float" office:value="2650">
            <text:p>2650</text:p>
          </table:table-cell>
          <table:table-cell office:value-type="float" office:value="2649">
            <text:p>2649</text:p>
          </table:table-cell>
          <table:table-cell office:value-type="float" office:value="2644">
            <text:p>2644</text:p>
          </table:table-cell>
          <table:table-cell office:value-type="float" office:value="2649">
            <text:p>2649</text:p>
          </table:table-cell>
          <table:table-cell office:value-type="float" office:value="2651">
            <text:p>2651</text:p>
          </table:table-cell>
          <table:table-cell office:value-type="float" office:value="2649">
            <text:p>2649</text:p>
          </table:table-cell>
          <table:table-cell office:value-type="float" office:value="2651">
            <text:p>2651</text:p>
          </table:table-cell>
          <table:table-cell office:value-type="float" office:value="2646">
            <text:p>2646</text:p>
          </table:table-cell>
          <table:table-cell table:formula="of:=AVERAGE([.C9:.L9])" office:value-type="float" office:value="2648.3">
            <text:p>2648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5293">
            <text:p>5293</text:p>
          </table:table-cell>
          <table:table-cell office:value-type="float" office:value="5296">
            <text:p>5296</text:p>
          </table:table-cell>
          <table:table-cell office:value-type="float" office:value="5297">
            <text:p>5297</text:p>
          </table:table-cell>
          <table:table-cell table:number-columns-repeated="2" office:value-type="float" office:value="5294">
            <text:p>5294</text:p>
          </table:table-cell>
          <table:table-cell office:value-type="float" office:value="5296">
            <text:p>5296</text:p>
          </table:table-cell>
          <table:table-cell table:number-columns-repeated="3" office:value-type="float" office:value="5294">
            <text:p>5294</text:p>
          </table:table-cell>
          <table:table-cell office:value-type="float" office:value="5313">
            <text:p>5313</text:p>
          </table:table-cell>
          <table:table-cell table:formula="of:=AVERAGE([.C10:.L10])" office:value-type="float" office:value="5296.5">
            <text:p>5296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10603">
            <text:p>10603</text:p>
          </table:table-cell>
          <table:table-cell office:value-type="float" office:value="10605">
            <text:p>10605</text:p>
          </table:table-cell>
          <table:table-cell office:value-type="float" office:value="10604">
            <text:p>10604</text:p>
          </table:table-cell>
          <table:table-cell office:value-type="float" office:value="10600">
            <text:p>10600</text:p>
          </table:table-cell>
          <table:table-cell office:value-type="float" office:value="10599">
            <text:p>10599</text:p>
          </table:table-cell>
          <table:table-cell office:value-type="float" office:value="10605">
            <text:p>10605</text:p>
          </table:table-cell>
          <table:table-cell office:value-type="float" office:value="10607">
            <text:p>10607</text:p>
          </table:table-cell>
          <table:table-cell office:value-type="float" office:value="10605">
            <text:p>10605</text:p>
          </table:table-cell>
          <table:table-cell office:value-type="float" office:value="10602">
            <text:p>10602</text:p>
          </table:table-cell>
          <table:table-cell office:value-type="float" office:value="10599">
            <text:p>10599</text:p>
          </table:table-cell>
          <table:table-cell table:formula="of:=AVERAGE([.C11:.L11])" office:value-type="float" office:value="10602.9">
            <text:p>10602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21220">
            <text:p>21220</text:p>
          </table:table-cell>
          <table:table-cell office:value-type="float" office:value="21235">
            <text:p>21235</text:p>
          </table:table-cell>
          <table:table-cell office:value-type="float" office:value="21232">
            <text:p>21232</text:p>
          </table:table-cell>
          <table:table-cell office:value-type="float" office:value="21227">
            <text:p>21227</text:p>
          </table:table-cell>
          <table:table-cell office:value-type="float" office:value="21238">
            <text:p>21238</text:p>
          </table:table-cell>
          <table:table-cell office:value-type="float" office:value="21223">
            <text:p>21223</text:p>
          </table:table-cell>
          <table:table-cell office:value-type="float" office:value="21234">
            <text:p>21234</text:p>
          </table:table-cell>
          <table:table-cell office:value-type="float" office:value="21239">
            <text:p>21239</text:p>
          </table:table-cell>
          <table:table-cell office:value-type="float" office:value="21230">
            <text:p>21230</text:p>
          </table:table-cell>
          <table:table-cell office:value-type="float" office:value="21239">
            <text:p>21239</text:p>
          </table:table-cell>
          <table:table-cell table:formula="of:=AVERAGE([.C12:.L12])" office:value-type="float" office:value="21231.7">
            <text:p>21231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77216">
            <text:p>16777216</text:p>
          </table:table-cell>
          <table:table-cell office:value-type="float" office:value="42457">
            <text:p>42457</text:p>
          </table:table-cell>
          <table:table-cell office:value-type="float" office:value="42467">
            <text:p>42467</text:p>
          </table:table-cell>
          <table:table-cell office:value-type="float" office:value="42452">
            <text:p>42452</text:p>
          </table:table-cell>
          <table:table-cell office:value-type="float" office:value="42464">
            <text:p>42464</text:p>
          </table:table-cell>
          <table:table-cell office:value-type="float" office:value="42457">
            <text:p>42457</text:p>
          </table:table-cell>
          <table:table-cell office:value-type="float" office:value="42455">
            <text:p>42455</text:p>
          </table:table-cell>
          <table:table-cell office:value-type="float" office:value="42452">
            <text:p>42452</text:p>
          </table:table-cell>
          <table:table-cell office:value-type="float" office:value="42457">
            <text:p>42457</text:p>
          </table:table-cell>
          <table:table-cell office:value-type="float" office:value="42467">
            <text:p>42467</text:p>
          </table:table-cell>
          <table:table-cell office:value-type="float" office:value="42483">
            <text:p>42483</text:p>
          </table:table-cell>
          <table:table-cell table:formula="of:=AVERAGE([.C13:.L13])" office:value-type="float" office:value="42461.1">
            <text:p>42461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54432">
            <text:p>33554432</text:p>
          </table:table-cell>
          <table:table-cell office:value-type="float" office:value="84930">
            <text:p>84930</text:p>
          </table:table-cell>
          <table:table-cell office:value-type="float" office:value="88286">
            <text:p>88286</text:p>
          </table:table-cell>
          <table:table-cell office:value-type="float" office:value="84911">
            <text:p>84911</text:p>
          </table:table-cell>
          <table:table-cell office:value-type="float" office:value="95121">
            <text:p>95121</text:p>
          </table:table-cell>
          <table:table-cell office:value-type="float" office:value="84902">
            <text:p>84902</text:p>
          </table:table-cell>
          <table:table-cell office:value-type="float" office:value="84905">
            <text:p>84905</text:p>
          </table:table-cell>
          <table:table-cell office:value-type="float" office:value="96279">
            <text:p>96279</text:p>
          </table:table-cell>
          <table:table-cell office:value-type="float" office:value="84908">
            <text:p>84908</text:p>
          </table:table-cell>
          <table:table-cell office:value-type="float" office:value="84933">
            <text:p>84933</text:p>
          </table:table-cell>
          <table:table-cell office:value-type="float" office:value="85067">
            <text:p>85067</text:p>
          </table:table-cell>
          <table:table-cell table:formula="of:=AVERAGE([.C14:.L14])" office:value-type="float" office:value="87424.2">
            <text:p>87424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08864">
            <text:p>67108864</text:p>
          </table:table-cell>
          <table:table-cell office:value-type="float" office:value="170549">
            <text:p>170549</text:p>
          </table:table-cell>
          <table:table-cell office:value-type="float" office:value="169818">
            <text:p>169818</text:p>
          </table:table-cell>
          <table:table-cell office:value-type="float" office:value="177394">
            <text:p>177394</text:p>
          </table:table-cell>
          <table:table-cell office:value-type="float" office:value="170580">
            <text:p>170580</text:p>
          </table:table-cell>
          <table:table-cell office:value-type="float" office:value="170492">
            <text:p>170492</text:p>
          </table:table-cell>
          <table:table-cell office:value-type="float" office:value="170775">
            <text:p>170775</text:p>
          </table:table-cell>
          <table:table-cell office:value-type="float" office:value="170440">
            <text:p>170440</text:p>
          </table:table-cell>
          <table:table-cell office:value-type="float" office:value="169973">
            <text:p>169973</text:p>
          </table:table-cell>
          <table:table-cell office:value-type="float" office:value="170362">
            <text:p>170362</text:p>
          </table:table-cell>
          <table:table-cell office:value-type="float" office:value="170469">
            <text:p>170469</text:p>
          </table:table-cell>
          <table:table-cell table:formula="of:=AVERAGE([.C15:.L15])" office:value-type="float" office:value="171085.2">
            <text:p>171085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217728">
            <text:p>134217728</text:p>
          </table:table-cell>
          <table:table-cell office:value-type="float" office:value="339805">
            <text:p>339805</text:p>
          </table:table-cell>
          <table:table-cell office:value-type="float" office:value="340895">
            <text:p>340895</text:p>
          </table:table-cell>
          <table:table-cell office:value-type="float" office:value="341547">
            <text:p>341547</text:p>
          </table:table-cell>
          <table:table-cell office:value-type="float" office:value="340336">
            <text:p>340336</text:p>
          </table:table-cell>
          <table:table-cell office:value-type="float" office:value="340533">
            <text:p>340533</text:p>
          </table:table-cell>
          <table:table-cell office:value-type="float" office:value="339602">
            <text:p>339602</text:p>
          </table:table-cell>
          <table:table-cell office:value-type="float" office:value="340114">
            <text:p>340114</text:p>
          </table:table-cell>
          <table:table-cell office:value-type="float" office:value="340869">
            <text:p>340869</text:p>
          </table:table-cell>
          <table:table-cell office:value-type="float" office:value="341309">
            <text:p>341309</text:p>
          </table:table-cell>
          <table:table-cell office:value-type="float" office:value="340519">
            <text:p>340519</text:p>
          </table:table-cell>
          <table:table-cell table:formula="of:=AVERAGE([.C16:.L16])" office:value-type="float" office:value="340552.9">
            <text:p>340552,9</text:p>
          </table:table-cell>
          <table:table-cell table:number-columns-repeated="3"/>
        </table:table-row>
        <table:table-row table:style-name="ro1" table:number-rows-repeated="5">
          <table:table-cell table:number-columns-repeated="16"/>
        </table:table-row>
        <table:table-row table:style-name="ro2">
          <table:table-cell/>
          <table:table-cell office:value-type="string">
            <text:p>Device – naive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151">
            <text:p>151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8">
            <text:p>138</text:p>
          </table:table-cell>
          <table:table-cell office:value-type="float" office:value="149">
            <text:p>149</text:p>
          </table:table-cell>
          <table:table-cell office:value-type="float" office:value="140">
            <text:p>140</text:p>
          </table:table-cell>
          <table:table-cell office:value-type="float" office:value="136">
            <text:p>136</text:p>
          </table:table-cell>
          <table:table-cell office:value-type="float" office:value="139">
            <text:p>139</text:p>
          </table:table-cell>
          <table:table-cell office:value-type="float" office:value="137">
            <text:p>137</text:p>
          </table:table-cell>
          <table:table-cell table:formula="of:=AVERAGE([.C23:.L23])" office:value-type="float" office:value="141.4">
            <text:p>14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247">
            <text:p>247</text:p>
          </table:table-cell>
          <table:table-cell office:value-type="float" office:value="243">
            <text:p>243</text:p>
          </table:table-cell>
          <table:table-cell office:value-type="float" office:value="221">
            <text:p>221</text:p>
          </table:table-cell>
          <table:table-cell office:value-type="float" office:value="223">
            <text:p>223</text:p>
          </table:table-cell>
          <table:table-cell office:value-type="float" office:value="183">
            <text:p>183</text:p>
          </table:table-cell>
          <table:table-cell office:value-type="float" office:value="216">
            <text:p>216</text:p>
          </table:table-cell>
          <table:table-cell table:number-columns-repeated="3" office:value-type="float" office:value="220">
            <text:p>220</text:p>
          </table:table-cell>
          <table:table-cell office:value-type="float" office:value="228">
            <text:p>228</text:p>
          </table:table-cell>
          <table:table-cell table:formula="of:=AVERAGE([.C24:.L24])" office:value-type="float" office:value="222.1">
            <text:p>222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301">
            <text:p>301</text:p>
          </table:table-cell>
          <table:table-cell office:value-type="float" office:value="295">
            <text:p>295</text:p>
          </table:table-cell>
          <table:table-cell office:value-type="float" office:value="351">
            <text:p>351</text:p>
          </table:table-cell>
          <table:table-cell table:number-columns-repeated="2" office:value-type="float" office:value="366">
            <text:p>366</text:p>
          </table:table-cell>
          <table:table-cell office:value-type="float" office:value="362">
            <text:p>362</text:p>
          </table:table-cell>
          <table:table-cell office:value-type="float" office:value="311">
            <text:p>311</text:p>
          </table:table-cell>
          <table:table-cell office:value-type="float" office:value="308">
            <text:p>308</text:p>
          </table:table-cell>
          <table:table-cell office:value-type="float" office:value="364">
            <text:p>364</text:p>
          </table:table-cell>
          <table:table-cell office:value-type="float" office:value="358">
            <text:p>358</text:p>
          </table:table-cell>
          <table:table-cell table:formula="of:=AVERAGE([.C25:.L25])" office:value-type="float" office:value="338.2">
            <text:p>338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564">
            <text:p>564</text:p>
          </table:table-cell>
          <table:table-cell office:value-type="float" office:value="567">
            <text:p>567</text:p>
          </table:table-cell>
          <table:table-cell office:value-type="float" office:value="570">
            <text:p>570</text:p>
          </table:table-cell>
          <table:table-cell office:value-type="float" office:value="573">
            <text:p>573</text:p>
          </table:table-cell>
          <table:table-cell office:value-type="float" office:value="569">
            <text:p>569</text:p>
          </table:table-cell>
          <table:table-cell office:value-type="float" office:value="580">
            <text:p>580</text:p>
          </table:table-cell>
          <table:table-cell table:number-columns-repeated="2" office:value-type="float" office:value="562">
            <text:p>562</text:p>
          </table:table-cell>
          <table:table-cell office:value-type="float" office:value="576">
            <text:p>576</text:p>
          </table:table-cell>
          <table:table-cell office:value-type="float" office:value="563">
            <text:p>563</text:p>
          </table:table-cell>
          <table:table-cell table:formula="of:=AVERAGE([.C26:.L26])" office:value-type="float" office:value="568.6">
            <text:p>568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4288">
            <text:p>524288</text:p>
          </table:table-cell>
          <table:table-cell office:value-type="float" office:value="979">
            <text:p>979</text:p>
          </table:table-cell>
          <table:table-cell office:value-type="float" office:value="988">
            <text:p>988</text:p>
          </table:table-cell>
          <table:table-cell office:value-type="float" office:value="990">
            <text:p>990</text:p>
          </table:table-cell>
          <table:table-cell office:value-type="float" office:value="991">
            <text:p>991</text:p>
          </table:table-cell>
          <table:table-cell office:value-type="float" office:value="980">
            <text:p>980</text:p>
          </table:table-cell>
          <table:table-cell office:value-type="float" office:value="991">
            <text:p>991</text:p>
          </table:table-cell>
          <table:table-cell office:value-type="float" office:value="982">
            <text:p>982</text:p>
          </table:table-cell>
          <table:table-cell office:value-type="float" office:value="994">
            <text:p>994</text:p>
          </table:table-cell>
          <table:table-cell office:value-type="float" office:value="990">
            <text:p>990</text:p>
          </table:table-cell>
          <table:table-cell office:value-type="float" office:value="983">
            <text:p>983</text:p>
          </table:table-cell>
          <table:table-cell table:formula="of:=AVERAGE([.C27:.L27])" office:value-type="float" office:value="986.8">
            <text:p>986,8</text:p>
          </table:table-cell>
          <table:table-cell table:number-columns-repeated="2"/>
          <table:table-cell>
            <draw:frame table:end-cell-address="Arkusz1.AA53" table:end-x="1.338cm" table:end-y="0.121cm" draw:z-index="1" draw:style-name="gr1" draw:text-style-name="P1" svg:width="25.648cm" svg:height="11.636cm" svg:x="0.53cm" svg:y="0.247cm">
              <draw:object draw:notify-on-update-of-ranges="Arkusz1.P30:Arkusz1.P30 Arkusz1.B4:Arkusz1.B16 Arkusz1.B3:Arkusz1.B3 Arkusz1.M4:Arkusz1.M16 Arkusz1.B22:Arkusz1.B22 Arkusz1.M23:Arkusz1.M35 Arkusz1.B42:Arkusz1.B42 Arkusz1.M43:Arkusz1.M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1657">
            <text:p>1657</text:p>
          </table:table-cell>
          <table:table-cell office:value-type="float" office:value="1654">
            <text:p>1654</text:p>
          </table:table-cell>
          <table:table-cell office:value-type="float" office:value="1651">
            <text:p>1651</text:p>
          </table:table-cell>
          <table:table-cell office:value-type="float" office:value="1655">
            <text:p>1655</text:p>
          </table:table-cell>
          <table:table-cell office:value-type="float" office:value="1671">
            <text:p>1671</text:p>
          </table:table-cell>
          <table:table-cell office:value-type="float" office:value="1651">
            <text:p>1651</text:p>
          </table:table-cell>
          <table:table-cell office:value-type="float" office:value="1613">
            <text:p>1613</text:p>
          </table:table-cell>
          <table:table-cell office:value-type="float" office:value="1656">
            <text:p>1656</text:p>
          </table:table-cell>
          <table:table-cell office:value-type="float" office:value="1635">
            <text:p>1635</text:p>
          </table:table-cell>
          <table:table-cell office:value-type="float" office:value="1650">
            <text:p>1650</text:p>
          </table:table-cell>
          <table:table-cell table:formula="of:=AVERAGE([.C28:.L28])" office:value-type="float" office:value="1649.3">
            <text:p>1649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2950">
            <text:p>2950</text:p>
          </table:table-cell>
          <table:table-cell office:value-type="float" office:value="2948">
            <text:p>2948</text:p>
          </table:table-cell>
          <table:table-cell office:value-type="float" office:value="2968">
            <text:p>2968</text:p>
          </table:table-cell>
          <table:table-cell office:value-type="float" office:value="2938">
            <text:p>2938</text:p>
          </table:table-cell>
          <table:table-cell office:value-type="float" office:value="2961">
            <text:p>2961</text:p>
          </table:table-cell>
          <table:table-cell office:value-type="float" office:value="2944">
            <text:p>2944</text:p>
          </table:table-cell>
          <table:table-cell office:value-type="float" office:value="2936">
            <text:p>2936</text:p>
          </table:table-cell>
          <table:table-cell office:value-type="float" office:value="2943">
            <text:p>2943</text:p>
          </table:table-cell>
          <table:table-cell office:value-type="float" office:value="2973">
            <text:p>2973</text:p>
          </table:table-cell>
          <table:table-cell office:value-type="float" office:value="2946">
            <text:p>2946</text:p>
          </table:table-cell>
          <table:table-cell table:formula="of:=AVERAGE([.C29:.L29])" office:value-type="float" office:value="2950.7">
            <text:p>2950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5676">
            <text:p>5676</text:p>
          </table:table-cell>
          <table:table-cell office:value-type="float" office:value="5692">
            <text:p>5692</text:p>
          </table:table-cell>
          <table:table-cell office:value-type="float" office:value="5685">
            <text:p>5685</text:p>
          </table:table-cell>
          <table:table-cell office:value-type="float" office:value="5692">
            <text:p>5692</text:p>
          </table:table-cell>
          <table:table-cell office:value-type="float" office:value="5664">
            <text:p>5664</text:p>
          </table:table-cell>
          <table:table-cell office:value-type="float" office:value="5688">
            <text:p>5688</text:p>
          </table:table-cell>
          <table:table-cell office:value-type="float" office:value="5647">
            <text:p>5647</text:p>
          </table:table-cell>
          <table:table-cell office:value-type="float" office:value="5694">
            <text:p>5694</text:p>
          </table:table-cell>
          <table:table-cell office:value-type="float" office:value="5666">
            <text:p>5666</text:p>
          </table:table-cell>
          <table:table-cell office:value-type="float" office:value="5675">
            <text:p>5675</text:p>
          </table:table-cell>
          <table:table-cell table:formula="of:=AVERAGE([.C30:.L30])" office:value-type="float" office:value="5677.9">
            <text:p>5677,9</text:p>
          </table:table-cell>
          <table:table-cell table:number-columns-repeated="2"/>
          <table:table-cell/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11158">
            <text:p>11158</text:p>
          </table:table-cell>
          <table:table-cell office:value-type="float" office:value="11088">
            <text:p>11088</text:p>
          </table:table-cell>
          <table:table-cell office:value-type="float" office:value="11234">
            <text:p>11234</text:p>
          </table:table-cell>
          <table:table-cell office:value-type="float" office:value="11140">
            <text:p>11140</text:p>
          </table:table-cell>
          <table:table-cell office:value-type="float" office:value="11122">
            <text:p>11122</text:p>
          </table:table-cell>
          <table:table-cell office:value-type="float" office:value="11137">
            <text:p>11137</text:p>
          </table:table-cell>
          <table:table-cell office:value-type="float" office:value="11121">
            <text:p>11121</text:p>
          </table:table-cell>
          <table:table-cell office:value-type="float" office:value="11240">
            <text:p>11240</text:p>
          </table:table-cell>
          <table:table-cell table:number-columns-repeated="2" office:value-type="float" office:value="11117">
            <text:p>11117</text:p>
          </table:table-cell>
          <table:table-cell table:formula="of:=AVERAGE([.C31:.L31])" office:value-type="float" office:value="11147.4">
            <text:p>11147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77216">
            <text:p>16777216</text:p>
          </table:table-cell>
          <table:table-cell office:value-type="float" office:value="22016">
            <text:p>22016</text:p>
          </table:table-cell>
          <table:table-cell office:value-type="float" office:value="22037">
            <text:p>22037</text:p>
          </table:table-cell>
          <table:table-cell office:value-type="float" office:value="22039">
            <text:p>22039</text:p>
          </table:table-cell>
          <table:table-cell office:value-type="float" office:value="22038">
            <text:p>22038</text:p>
          </table:table-cell>
          <table:table-cell office:value-type="float" office:value="22046">
            <text:p>22046</text:p>
          </table:table-cell>
          <table:table-cell office:value-type="float" office:value="21951">
            <text:p>21951</text:p>
          </table:table-cell>
          <table:table-cell office:value-type="float" office:value="21932">
            <text:p>21932</text:p>
          </table:table-cell>
          <table:table-cell office:value-type="float" office:value="21940">
            <text:p>21940</text:p>
          </table:table-cell>
          <table:table-cell office:value-type="float" office:value="21997">
            <text:p>21997</text:p>
          </table:table-cell>
          <table:table-cell office:value-type="float" office:value="22055">
            <text:p>22055</text:p>
          </table:table-cell>
          <table:table-cell table:formula="of:=AVERAGE([.C32:.L32])" office:value-type="float" office:value="22005.1">
            <text:p>22005,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54432">
            <text:p>33554432</text:p>
          </table:table-cell>
          <table:table-cell office:value-type="float" office:value="43840">
            <text:p>43840</text:p>
          </table:table-cell>
          <table:table-cell office:value-type="float" office:value="39210">
            <text:p>39210</text:p>
          </table:table-cell>
          <table:table-cell office:value-type="float" office:value="44042">
            <text:p>44042</text:p>
          </table:table-cell>
          <table:table-cell office:value-type="float" office:value="43904">
            <text:p>43904</text:p>
          </table:table-cell>
          <table:table-cell office:value-type="float" office:value="43911">
            <text:p>43911</text:p>
          </table:table-cell>
          <table:table-cell office:value-type="float" office:value="43853">
            <text:p>43853</text:p>
          </table:table-cell>
          <table:table-cell office:value-type="float" office:value="43979">
            <text:p>43979</text:p>
          </table:table-cell>
          <table:table-cell office:value-type="float" office:value="43843">
            <text:p>43843</text:p>
          </table:table-cell>
          <table:table-cell office:value-type="float" office:value="39246">
            <text:p>39246</text:p>
          </table:table-cell>
          <table:table-cell office:value-type="float" office:value="43971">
            <text:p>43971</text:p>
          </table:table-cell>
          <table:table-cell table:formula="of:=AVERAGE([.C33:.L33])" office:value-type="float" office:value="42979.9">
            <text:p>42979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08864">
            <text:p>67108864</text:p>
          </table:table-cell>
          <table:table-cell office:value-type="float" office:value="89657">
            <text:p>89657</text:p>
          </table:table-cell>
          <table:table-cell office:value-type="float" office:value="72702">
            <text:p>72702</text:p>
          </table:table-cell>
          <table:table-cell office:value-type="float" office:value="74215">
            <text:p>74215</text:p>
          </table:table-cell>
          <table:table-cell office:value-type="float" office:value="96135">
            <text:p>96135</text:p>
          </table:table-cell>
          <table:table-cell office:value-type="float" office:value="77894">
            <text:p>77894</text:p>
          </table:table-cell>
          <table:table-cell office:value-type="float" office:value="90342">
            <text:p>90342</text:p>
          </table:table-cell>
          <table:table-cell office:value-type="float" office:value="82522">
            <text:p>82522</text:p>
          </table:table-cell>
          <table:table-cell office:value-type="float" office:value="68525">
            <text:p>68525</text:p>
          </table:table-cell>
          <table:table-cell office:value-type="float" office:value="87937">
            <text:p>87937</text:p>
          </table:table-cell>
          <table:table-cell office:value-type="float" office:value="73838">
            <text:p>73838</text:p>
          </table:table-cell>
          <table:table-cell table:formula="of:=AVERAGE([.C34:.L34])" office:value-type="float" office:value="81376.7">
            <text:p>81376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217728">
            <text:p>134217728</text:p>
          </table:table-cell>
          <table:table-cell office:value-type="float" office:value="136915">
            <text:p>136915</text:p>
          </table:table-cell>
          <table:table-cell office:value-type="float" office:value="159707">
            <text:p>159707</text:p>
          </table:table-cell>
          <table:table-cell office:value-type="float" office:value="172517">
            <text:p>172517</text:p>
          </table:table-cell>
          <table:table-cell office:value-type="float" office:value="141941">
            <text:p>141941</text:p>
          </table:table-cell>
          <table:table-cell office:value-type="float" office:value="143791">
            <text:p>143791</text:p>
          </table:table-cell>
          <table:table-cell office:value-type="float" office:value="136705">
            <text:p>136705</text:p>
          </table:table-cell>
          <table:table-cell office:value-type="float" office:value="135675">
            <text:p>135675</text:p>
          </table:table-cell>
          <table:table-cell office:value-type="float" office:value="153110">
            <text:p>153110</text:p>
          </table:table-cell>
          <table:table-cell office:value-type="float" office:value="170387">
            <text:p>170387</text:p>
          </table:table-cell>
          <table:table-cell office:value-type="float" office:value="142770">
            <text:p>142770</text:p>
          </table:table-cell>
          <table:table-cell table:formula="of:=AVERAGE([.C35:.L35])" office:value-type="float" office:value="149351.8">
            <text:p>149351,8</text:p>
          </table:table-cell>
          <table:table-cell table:number-columns-repeated="3"/>
        </table:table-row>
        <table:table-row table:style-name="ro1" table:number-rows-repeated="6">
          <table:table-cell table:number-columns-repeated="16"/>
        </table:table-row>
        <table:table-row table:style-name="ro2">
          <table:table-cell/>
          <table:table-cell office:value-type="string">
            <text:p>Device – enhanced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2768">
            <text:p>32768</text:p>
          </table:table-cell>
          <table:table-cell office:value-type="float" office:value="423">
            <text:p>423</text:p>
          </table:table-cell>
          <table:table-cell office:value-type="float" office:value="272">
            <text:p>272</text:p>
          </table:table-cell>
          <table:table-cell office:value-type="float" office:value="268">
            <text:p>268</text:p>
          </table:table-cell>
          <table:table-cell office:value-type="float" office:value="263">
            <text:p>263</text:p>
          </table:table-cell>
          <table:table-cell table:number-columns-repeated="2" office:value-type="float" office:value="265">
            <text:p>265</text:p>
          </table:table-cell>
          <table:table-cell office:value-type="float" office:value="254">
            <text:p>254</text:p>
          </table:table-cell>
          <table:table-cell office:value-type="float" office:value="240">
            <text:p>240</text:p>
          </table:table-cell>
          <table:table-cell office:value-type="float" office:value="238">
            <text:p>238</text:p>
          </table:table-cell>
          <table:table-cell office:value-type="float" office:value="232">
            <text:p>232</text:p>
          </table:table-cell>
          <table:table-cell table:formula="of:=AVERAGE([.C43:.L43])" office:value-type="float" office:value="272">
            <text:p>27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5536">
            <text:p>65536</text:p>
          </table:table-cell>
          <table:table-cell office:value-type="float" office:value="304">
            <text:p>304</text:p>
          </table:table-cell>
          <table:table-cell office:value-type="float" office:value="317">
            <text:p>317</text:p>
          </table:table-cell>
          <table:table-cell office:value-type="float" office:value="226">
            <text:p>226</text:p>
          </table:table-cell>
          <table:table-cell office:value-type="float" office:value="282">
            <text:p>282</text:p>
          </table:table-cell>
          <table:table-cell office:value-type="float" office:value="279">
            <text:p>279</text:p>
          </table:table-cell>
          <table:table-cell table:number-columns-repeated="3" office:value-type="float" office:value="280">
            <text:p>280</text:p>
          </table:table-cell>
          <table:table-cell office:value-type="float" office:value="293">
            <text:p>293</text:p>
          </table:table-cell>
          <table:table-cell office:value-type="float" office:value="282">
            <text:p>282</text:p>
          </table:table-cell>
          <table:table-cell table:formula="of:=AVERAGE([.C44:.L44])" office:value-type="float" office:value="282.3">
            <text:p>282,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1072">
            <text:p>131072</text:p>
          </table:table-cell>
          <table:table-cell office:value-type="float" office:value="342">
            <text:p>34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334">
            <text:p>334</text:p>
          </table:table-cell>
          <table:table-cell office:value-type="float" office:value="337">
            <text:p>337</text:p>
          </table:table-cell>
          <table:table-cell office:value-type="float" office:value="339">
            <text:p>339</text:p>
          </table:table-cell>
          <table:table-cell office:value-type="float" office:value="340">
            <text:p>340</text:p>
          </table:table-cell>
          <table:table-cell office:value-type="float" office:value="336">
            <text:p>336</text:p>
          </table:table-cell>
          <table:table-cell office:value-type="float" office:value="335">
            <text:p>335</text:p>
          </table:table-cell>
          <table:table-cell office:value-type="float" office:value="342">
            <text:p>342</text:p>
          </table:table-cell>
          <table:table-cell table:formula="of:=AVERAGE([.C45:.L45])" office:value-type="float" office:value="338.5">
            <text:p>338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144">
            <text:p>262144</text:p>
          </table:table-cell>
          <table:table-cell office:value-type="float" office:value="569">
            <text:p>569</text:p>
          </table:table-cell>
          <table:table-cell office:value-type="float" office:value="573">
            <text:p>573</text:p>
          </table:table-cell>
          <table:table-cell office:value-type="float" office:value="567">
            <text:p>567</text:p>
          </table:table-cell>
          <table:table-cell office:value-type="float" office:value="588">
            <text:p>588</text:p>
          </table:table-cell>
          <table:table-cell office:value-type="float" office:value="554">
            <text:p>554</text:p>
          </table:table-cell>
          <table:table-cell office:value-type="float" office:value="570">
            <text:p>570</text:p>
          </table:table-cell>
          <table:table-cell office:value-type="float" office:value="556">
            <text:p>556</text:p>
          </table:table-cell>
          <table:table-cell office:value-type="float" office:value="564">
            <text:p>564</text:p>
          </table:table-cell>
          <table:table-cell office:value-type="float" office:value="567">
            <text:p>567</text:p>
          </table:table-cell>
          <table:table-cell office:value-type="float" office:value="574">
            <text:p>574</text:p>
          </table:table-cell>
          <table:table-cell table:formula="of:=AVERAGE([.C46:.L46])" office:value-type="float" office:value="568.2">
            <text:p>568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24288">
            <text:p>524288</text:p>
          </table:table-cell>
          <table:table-cell office:value-type="float" office:value="967">
            <text:p>967</text:p>
          </table:table-cell>
          <table:table-cell office:value-type="float" office:value="964">
            <text:p>964</text:p>
          </table:table-cell>
          <table:table-cell office:value-type="float" office:value="972">
            <text:p>972</text:p>
          </table:table-cell>
          <table:table-cell office:value-type="float" office:value="948">
            <text:p>948</text:p>
          </table:table-cell>
          <table:table-cell office:value-type="float" office:value="961">
            <text:p>961</text:p>
          </table:table-cell>
          <table:table-cell office:value-type="float" office:value="976">
            <text:p>976</text:p>
          </table:table-cell>
          <table:table-cell office:value-type="float" office:value="956">
            <text:p>956</text:p>
          </table:table-cell>
          <table:table-cell office:value-type="float" office:value="970">
            <text:p>970</text:p>
          </table:table-cell>
          <table:table-cell office:value-type="float" office:value="975">
            <text:p>975</text:p>
          </table:table-cell>
          <table:table-cell office:value-type="float" office:value="987">
            <text:p>987</text:p>
          </table:table-cell>
          <table:table-cell table:formula="of:=AVERAGE([.C47:.L47])" office:value-type="float" office:value="967.6">
            <text:p>967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48576">
            <text:p>1048576</text:p>
          </table:table-cell>
          <table:table-cell office:value-type="float" office:value="1499">
            <text:p>1499</text:p>
          </table:table-cell>
          <table:table-cell table:number-columns-repeated="2" office:value-type="float" office:value="1508">
            <text:p>1508</text:p>
          </table:table-cell>
          <table:table-cell office:value-type="float" office:value="1503">
            <text:p>1503</text:p>
          </table:table-cell>
          <table:table-cell table:number-columns-repeated="2" office:value-type="float" office:value="1491">
            <text:p>1491</text:p>
          </table:table-cell>
          <table:table-cell office:value-type="float" office:value="1496">
            <text:p>1496</text:p>
          </table:table-cell>
          <table:table-cell office:value-type="float" office:value="1500">
            <text:p>1500</text:p>
          </table:table-cell>
          <table:table-cell office:value-type="float" office:value="1508">
            <text:p>1508</text:p>
          </table:table-cell>
          <table:table-cell office:value-type="float" office:value="1510">
            <text:p>1510</text:p>
          </table:table-cell>
          <table:table-cell table:formula="of:=AVERAGE([.C48:.L48])" office:value-type="float" office:value="1501.4">
            <text:p>1501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7152">
            <text:p>2097152</text:p>
          </table:table-cell>
          <table:table-cell office:value-type="float" office:value="2629">
            <text:p>2629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office:value-type="float" office:value="2622">
            <text:p>2622</text:p>
          </table:table-cell>
          <table:table-cell office:value-type="float" office:value="2630">
            <text:p>2630</text:p>
          </table:table-cell>
          <table:table-cell office:value-type="float" office:value="2641">
            <text:p>2641</text:p>
          </table:table-cell>
          <table:table-cell office:value-type="float" office:value="2639">
            <text:p>2639</text:p>
          </table:table-cell>
          <table:table-cell office:value-type="float" office:value="2654">
            <text:p>2654</text:p>
          </table:table-cell>
          <table:table-cell office:value-type="float" office:value="2672">
            <text:p>2672</text:p>
          </table:table-cell>
          <table:table-cell office:value-type="float" office:value="2625">
            <text:p>2625</text:p>
          </table:table-cell>
          <table:table-cell table:formula="of:=AVERAGE([.C49:.L49])" office:value-type="float" office:value="2642.5">
            <text:p>264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4304">
            <text:p>4194304</text:p>
          </table:table-cell>
          <table:table-cell office:value-type="float" office:value="4949">
            <text:p>4949</text:p>
          </table:table-cell>
          <table:table-cell office:value-type="float" office:value="4963">
            <text:p>4963</text:p>
          </table:table-cell>
          <table:table-cell office:value-type="float" office:value="5002">
            <text:p>5002</text:p>
          </table:table-cell>
          <table:table-cell office:value-type="float" office:value="5016">
            <text:p>5016</text:p>
          </table:table-cell>
          <table:table-cell office:value-type="float" office:value="5021">
            <text:p>5021</text:p>
          </table:table-cell>
          <table:table-cell office:value-type="float" office:value="4992">
            <text:p>4992</text:p>
          </table:table-cell>
          <table:table-cell office:value-type="float" office:value="4997">
            <text:p>4997</text:p>
          </table:table-cell>
          <table:table-cell office:value-type="float" office:value="4970">
            <text:p>4970</text:p>
          </table:table-cell>
          <table:table-cell office:value-type="float" office:value="5015">
            <text:p>5015</text:p>
          </table:table-cell>
          <table:table-cell office:value-type="float" office:value="4943">
            <text:p>4943</text:p>
          </table:table-cell>
          <table:table-cell table:formula="of:=AVERAGE([.C50:.L50])" office:value-type="float" office:value="4986.8">
            <text:p>4986,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388608">
            <text:p>8388608</text:p>
          </table:table-cell>
          <table:table-cell office:value-type="float" office:value="9660">
            <text:p>9660</text:p>
          </table:table-cell>
          <table:table-cell office:value-type="float" office:value="9657">
            <text:p>9657</text:p>
          </table:table-cell>
          <table:table-cell office:value-type="float" office:value="9945">
            <text:p>9945</text:p>
          </table:table-cell>
          <table:table-cell office:value-type="float" office:value="9674">
            <text:p>9674</text:p>
          </table:table-cell>
          <table:table-cell office:value-type="float" office:value="9682">
            <text:p>9682</text:p>
          </table:table-cell>
          <table:table-cell office:value-type="float" office:value="9723">
            <text:p>9723</text:p>
          </table:table-cell>
          <table:table-cell office:value-type="float" office:value="9715">
            <text:p>9715</text:p>
          </table:table-cell>
          <table:table-cell office:value-type="float" office:value="9921">
            <text:p>9921</text:p>
          </table:table-cell>
          <table:table-cell office:value-type="float" office:value="9690">
            <text:p>9690</text:p>
          </table:table-cell>
          <table:table-cell office:value-type="float" office:value="9717">
            <text:p>9717</text:p>
          </table:table-cell>
          <table:table-cell table:formula="of:=AVERAGE([.C51:.L51])" office:value-type="float" office:value="9738.4">
            <text:p>9738,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77216">
            <text:p>16777216</text:p>
          </table:table-cell>
          <table:table-cell office:value-type="float" office:value="19074">
            <text:p>19074</text:p>
          </table:table-cell>
          <table:table-cell office:value-type="float" office:value="19202">
            <text:p>19202</text:p>
          </table:table-cell>
          <table:table-cell office:value-type="float" office:value="19127">
            <text:p>19127</text:p>
          </table:table-cell>
          <table:table-cell office:value-type="float" office:value="19147">
            <text:p>19147</text:p>
          </table:table-cell>
          <table:table-cell office:value-type="float" office:value="19004">
            <text:p>19004</text:p>
          </table:table-cell>
          <table:table-cell office:value-type="float" office:value="19114">
            <text:p>19114</text:p>
          </table:table-cell>
          <table:table-cell office:value-type="float" office:value="19072">
            <text:p>19072</text:p>
          </table:table-cell>
          <table:table-cell office:value-type="float" office:value="19154">
            <text:p>19154</text:p>
          </table:table-cell>
          <table:table-cell office:value-type="float" office:value="19125">
            <text:p>19125</text:p>
          </table:table-cell>
          <table:table-cell office:value-type="float" office:value="19113">
            <text:p>19113</text:p>
          </table:table-cell>
          <table:table-cell table:formula="of:=AVERAGE([.C52:.L52])" office:value-type="float" office:value="19113.2">
            <text:p>19113,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54432">
            <text:p>33554432</text:p>
          </table:table-cell>
          <table:table-cell office:value-type="float" office:value="37820">
            <text:p>37820</text:p>
          </table:table-cell>
          <table:table-cell office:value-type="float" office:value="37935">
            <text:p>37935</text:p>
          </table:table-cell>
          <table:table-cell office:value-type="float" office:value="38017">
            <text:p>38017</text:p>
          </table:table-cell>
          <table:table-cell office:value-type="float" office:value="38020">
            <text:p>38020</text:p>
          </table:table-cell>
          <table:table-cell office:value-type="float" office:value="38016">
            <text:p>38016</text:p>
          </table:table-cell>
          <table:table-cell office:value-type="float" office:value="37835">
            <text:p>37835</text:p>
          </table:table-cell>
          <table:table-cell office:value-type="float" office:value="37932">
            <text:p>37932</text:p>
          </table:table-cell>
          <table:table-cell office:value-type="float" office:value="35591">
            <text:p>35591</text:p>
          </table:table-cell>
          <table:table-cell office:value-type="float" office:value="38490">
            <text:p>38490</text:p>
          </table:table-cell>
          <table:table-cell office:value-type="float" office:value="37931">
            <text:p>37931</text:p>
          </table:table-cell>
          <table:table-cell table:formula="of:=AVERAGE([.C53:.L53])" office:value-type="float" office:value="37758.7">
            <text:p>37758,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7108864">
            <text:p>67108864</text:p>
          </table:table-cell>
          <table:table-cell office:value-type="float" office:value="71589">
            <text:p>71589</text:p>
          </table:table-cell>
          <table:table-cell office:value-type="float" office:value="60449">
            <text:p>60449</text:p>
          </table:table-cell>
          <table:table-cell office:value-type="float" office:value="68544">
            <text:p>68544</text:p>
          </table:table-cell>
          <table:table-cell office:value-type="float" office:value="78897">
            <text:p>78897</text:p>
          </table:table-cell>
          <table:table-cell office:value-type="float" office:value="73983">
            <text:p>73983</text:p>
          </table:table-cell>
          <table:table-cell office:value-type="float" office:value="85082">
            <text:p>85082</text:p>
          </table:table-cell>
          <table:table-cell office:value-type="float" office:value="70513">
            <text:p>70513</text:p>
          </table:table-cell>
          <table:table-cell office:value-type="float" office:value="72641">
            <text:p>72641</text:p>
          </table:table-cell>
          <table:table-cell office:value-type="float" office:value="64727">
            <text:p>64727</text:p>
          </table:table-cell>
          <table:table-cell office:value-type="float" office:value="78254">
            <text:p>78254</text:p>
          </table:table-cell>
          <table:table-cell table:formula="of:=AVERAGE([.C54:.L54])" office:value-type="float" office:value="72467.9">
            <text:p>72467,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217728">
            <text:p>134217728</text:p>
          </table:table-cell>
          <table:table-cell office:value-type="float" office:value="144152">
            <text:p>144152</text:p>
          </table:table-cell>
          <table:table-cell office:value-type="float" office:value="134331">
            <text:p>134331</text:p>
          </table:table-cell>
          <table:table-cell office:value-type="float" office:value="148441">
            <text:p>148441</text:p>
          </table:table-cell>
          <table:table-cell office:value-type="float" office:value="133137">
            <text:p>133137</text:p>
          </table:table-cell>
          <table:table-cell office:value-type="float" office:value="132502">
            <text:p>132502</text:p>
          </table:table-cell>
          <table:table-cell office:value-type="float" office:value="121904">
            <text:p>121904</text:p>
          </table:table-cell>
          <table:table-cell office:value-type="float" office:value="134430">
            <text:p>134430</text:p>
          </table:table-cell>
          <table:table-cell office:value-type="float" office:value="121172">
            <text:p>121172</text:p>
          </table:table-cell>
          <table:table-cell office:value-type="float" office:value="144932">
            <text:p>144932</text:p>
          </table:table-cell>
          <table:table-cell office:value-type="float" office:value="154893">
            <text:p>154893</text:p>
          </table:table-cell>
          <table:table-cell table:formula="of:=AVERAGE([.C55:.L55])" office:value-type="float" office:value="136989.4">
            <text:p>136989,4</text:p>
          </table:table-cell>
          <table:table-cell table:number-columns-repeated="3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2">02.06.2020</text:date>, <text:time>18:41:5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2T18:27:53.77</meta:creation-date>
    <dc:date>2020-06-02T18:41:59.65</dc:date>
    <meta:editing-duration>PT14M6S</meta:editing-duration>
    <meta:editing-cycles>1</meta:editing-cycles>
    <meta:document-statistic meta:table-count="3" meta:cell-count="472" meta:object-count="2"/>
    <meta:generator>OpenOffice/4.1.5$Win32 OpenOffice.org_project/415m1$Build-978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58cm" svg:height="8.98cm" xlink:href=".." xlink:type="simple" chart:class="chart:line" chart:style-name="ch1">
        <chart:title svg:x="11.58cm" svg:y="0.315cm" chart:style-name="ch2">
          <text:p>Reduction</text:p>
        </chart:title>
        <chart:legend chart:legend-position="end" svg:x="21.03cm" svg:y="3.654cm" style:legend-expansion="high" chart:style-name="ch3"/>
        <chart:plot-area chart:style-name="ch4" table:cell-range-address="Arkusz1.B3:Arkusz1.B16 Arkusz1.M4:Arkusz1.M16 Arkusz1.B22:Arkusz1.B22 Arkusz1.M23:Arkusz1.M35 Arkusz1.B42:Arkusz1.B42 Arkusz1.M43:Arkusz1.M55" chart:data-source-has-labels="both" svg:x="1.543cm" svg:y="1.631cm" svg:width="18.477cm" svg:height="6.162cm">
          <chartooo:coordinate-region svg:x="2.905cm" svg:y="1.844cm" svg:width="16.28cm" svg:height="4.852cm"/>
          <chart:axis chart:dimension="x" chart:name="primary-x" chart:style-name="ch5" chartooo:axis-type="auto">
            <chartooo:date-scale/>
            <chart:title svg:x="10.023cm" svg:y="7.973cm" chart:style-name="ch6">
              <text:p>Elements</text:p>
            </chart:title>
            <chart:categories table:cell-range-address="Arkusz1.B4:Arkusz1.B16"/>
          </chart:axis>
          <chart:axis chart:dimension="y" chart:name="primary-y" chart:style-name="ch5">
            <chart:title svg:x="0.451cm" svg:y="5.444cm" chart:style-name="ch7">
              <text:p>Time [μs]</text:p>
            </chart:title>
            <chart:grid chart:style-name="ch8" chart:class="major"/>
          </chart:axis>
          <chart:series chart:style-name="ch9" chart:values-cell-range-address="Arkusz1.M4:Arkusz1.M16" chart:label-cell-address="Arkusz1.B3:Arkusz1.B3" chart:class="chart:line">
            <chart:data-point chart:repeated="13"/>
          </chart:series>
          <chart:series chart:style-name="ch10" chart:values-cell-range-address="Arkusz1.M23:Arkusz1.M35" chart:label-cell-address="Arkusz1.B22:Arkusz1.B22" chart:class="chart:line">
            <chart:data-point chart:repeated="13"/>
          </chart:series>
          <chart:series chart:style-name="ch11" chart:values-cell-range-address="Arkusz1.M43:Arkusz1.M55" chart:label-cell-address="Arkusz1.B42:Arkusz1.B42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B3:Arkusz1.B3</svg:desc>
                </draw:g>
              </table:table-cell>
              <table:table-cell office:value-type="string">
                <text:p>Device – naive</text:p>
                <draw:g>
                  <svg:desc>Arkusz1.B22:Arkusz1.B22</svg:desc>
                </draw:g>
              </table:table-cell>
              <table:table-cell office:value-type="string">
                <text:p>Device – enhanced</text:p>
                <draw:g>
                  <svg:desc>Arkusz1.B42:Arkusz1.B42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70</text:p>
                <draw:g>
                  <svg:desc>Arkusz1.B4:Arkusz1.B16</svg:desc>
                </draw:g>
              </table:table-cell>
              <table:table-cell office:value-type="float" office:value="83">
                <text:p>83</text:p>
                <draw:g>
                  <svg:desc>Arkusz1.M4:Arkusz1.M16</svg:desc>
                </draw:g>
              </table:table-cell>
              <table:table-cell office:value-type="float" office:value="141.4">
                <text:p>141.4</text:p>
                <draw:g>
                  <svg:desc>Arkusz1.M23:Arkusz1.M35</svg:desc>
                </draw:g>
              </table:table-cell>
              <table:table-cell office:value-type="float" office:value="272">
                <text:p>272</text:p>
                <draw:g>
                  <svg:desc>Arkusz1.M43:Arkusz1.M55</svg:desc>
                </draw:g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65.1">
                <text:p>165.1</text:p>
              </table:table-cell>
              <table:table-cell office:value-type="float" office:value="222.1">
                <text:p>222.1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31.3">
                <text:p>331.3</text:p>
              </table:table-cell>
              <table:table-cell office:value-type="float" office:value="338.2">
                <text:p>338.2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666.3">
                <text:p>666.3</text:p>
              </table:table-cell>
              <table:table-cell office:value-type="float" office:value="568.6">
                <text:p>568.6</text:p>
              </table:table-cell>
              <table:table-cell office:value-type="float" office:value="568.2">
                <text:p>568.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326.5">
                <text:p>1326.5</text:p>
              </table:table-cell>
              <table:table-cell office:value-type="float" office:value="986.8">
                <text:p>986.8</text:p>
              </table:table-cell>
              <table:table-cell office:value-type="float" office:value="967.6">
                <text:p>967.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648.3">
                <text:p>2648.3</text:p>
              </table:table-cell>
              <table:table-cell office:value-type="float" office:value="1649.3">
                <text:p>1649.3</text:p>
              </table:table-cell>
              <table:table-cell office:value-type="float" office:value="1501.4">
                <text:p>1501.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296.5">
                <text:p>5296.5</text:p>
              </table:table-cell>
              <table:table-cell office:value-type="float" office:value="2950.7">
                <text:p>2950.7</text:p>
              </table:table-cell>
              <table:table-cell office:value-type="float" office:value="2642.5">
                <text:p>2642.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0602.9">
                <text:p>10602.9</text:p>
              </table:table-cell>
              <table:table-cell office:value-type="float" office:value="5677.9">
                <text:p>5677.9</text:p>
              </table:table-cell>
              <table:table-cell office:value-type="float" office:value="4986.8">
                <text:p>4986.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1231.7">
                <text:p>21231.7</text:p>
              </table:table-cell>
              <table:table-cell office:value-type="float" office:value="11147.4">
                <text:p>11147.4</text:p>
              </table:table-cell>
              <table:table-cell office:value-type="float" office:value="9738.4">
                <text:p>9738.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2461.1">
                <text:p>42461.1</text:p>
              </table:table-cell>
              <table:table-cell office:value-type="float" office:value="22005.1">
                <text:p>22005.1</text:p>
              </table:table-cell>
              <table:table-cell office:value-type="float" office:value="19113.2">
                <text:p>19113.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7424.2">
                <text:p>87424.2</text:p>
              </table:table-cell>
              <table:table-cell office:value-type="float" office:value="42979.9">
                <text:p>42979.9</text:p>
              </table:table-cell>
              <table:table-cell office:value-type="float" office:value="37758.7">
                <text:p>37758.7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171085.2">
                <text:p>171085.2</text:p>
              </table:table-cell>
              <table:table-cell office:value-type="float" office:value="81376.7">
                <text:p>81376.7</text:p>
              </table:table-cell>
              <table:table-cell office:value-type="float" office:value="72467.9">
                <text:p>72467.9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340552.9">
                <text:p>340552.9</text:p>
              </table:table-cell>
              <table:table-cell office:value-type="float" office:value="149351.8">
                <text:p>149351.8</text:p>
              </table:table-cell>
              <table:table-cell office:value-type="float" office:value="136989.4">
                <text:p>136989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649cm" svg:height="11.637cm" xlink:href=".." xlink:type="simple" chart:class="chart:line" chart:style-name="ch1">
        <chart:title svg:x="11.775cm" svg:y="0.368cm" chart:style-name="ch2">
          <text:p>Reduction</text:p>
        </chart:title>
        <chart:subtitle svg:x="11.338cm" svg:y="1.379cm" chart:style-name="ch3">
          <text:p>Logaritmic scale</text:p>
        </chart:subtitle>
        <chart:legend chart:legend-position="end" svg:x="21.421cm" svg:y="4.982cm" style:legend-expansion="high" chart:style-name="ch4"/>
        <chart:plot-area chart:style-name="ch5" table:cell-range-address="Arkusz1.P30:Arkusz1.P30 Arkusz1.B3:Arkusz1.B16 Arkusz1.M4:Arkusz1.M16 Arkusz1.B22:Arkusz1.B22 Arkusz1.M23:Arkusz1.M35 Arkusz1.B42:Arkusz1.B42 Arkusz1.M43:Arkusz1.M55" chart:data-source-has-labels="both" svg:x="1.55cm" svg:y="2.526cm" svg:width="18.847cm" svg:height="7.871cm">
          <chartooo:coordinate-region svg:x="3.097cm" svg:y="2.739cm" svg:width="16.465cm" svg:height="6.561cm"/>
          <chart:axis chart:dimension="x" chart:name="primary-x" chart:style-name="ch6" chartooo:axis-type="auto">
            <chartooo:date-scale/>
            <chart:title svg:x="10.241cm" svg:y="10.63cm" chart:style-name="ch7">
              <text:p>Time [μs]</text:p>
            </chart:title>
            <chart:categories table:cell-range-address="Arkusz1.B4:Arkusz1.B16"/>
          </chart:axis>
          <chart:axis chart:dimension="y" chart:name="primary-y" chart:style-name="ch8">
            <chart:title svg:x="0.451cm" svg:y="7.219cm" chart:style-name="ch9">
              <text:p>Elements</text:p>
            </chart:title>
            <chart:grid chart:style-name="ch10" chart:class="major"/>
          </chart:axis>
          <chart:series chart:style-name="ch11" chart:values-cell-range-address="Arkusz1.M4:Arkusz1.M16" chart:label-cell-address="Arkusz1.B3:Arkusz1.B3" chart:class="chart:line">
            <chart:data-point chart:repeated="13"/>
          </chart:series>
          <chart:series chart:style-name="ch12" chart:values-cell-range-address="Arkusz1.M23:Arkusz1.M35" chart:label-cell-address="Arkusz1.B22:Arkusz1.B22" chart:class="chart:line">
            <chart:data-point chart:repeated="13"/>
          </chart:series>
          <chart:series chart:style-name="ch13" chart:values-cell-range-address="Arkusz1.M43:Arkusz1.M55" chart:label-cell-address="Arkusz1.B42:Arkusz1.B42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Arkusz1.B3:Arkusz1.B3</svg:desc>
                </draw:g>
              </table:table-cell>
              <table:table-cell office:value-type="string">
                <text:p>Device – naive</text:p>
                <draw:g>
                  <svg:desc>Arkusz1.B22:Arkusz1.B22</svg:desc>
                </draw:g>
              </table:table-cell>
              <table:table-cell office:value-type="string">
                <text:p>Device – enhanced</text:p>
                <draw:g>
                  <svg:desc>Arkusz1.B42:Arkusz1.B42</svg:desc>
                </draw:g>
              </table:table-cell>
            </table:table-row>
          </table:table-header-rows>
          <table:table-rows>
            <table:table-row>
              <table:table-cell office:value-type="float" office:value="32768">
                <text:p>32770</text:p>
                <draw:g>
                  <svg:desc>Arkusz1.B4:Arkusz1.B16</svg:desc>
                </draw:g>
              </table:table-cell>
              <table:table-cell office:value-type="float" office:value="83">
                <text:p>83</text:p>
                <draw:g>
                  <svg:desc>Arkusz1.M4:Arkusz1.M16</svg:desc>
                </draw:g>
              </table:table-cell>
              <table:table-cell office:value-type="float" office:value="141.4">
                <text:p>141.4</text:p>
                <draw:g>
                  <svg:desc>Arkusz1.M23:Arkusz1.M35</svg:desc>
                </draw:g>
              </table:table-cell>
              <table:table-cell office:value-type="float" office:value="272">
                <text:p>272</text:p>
                <draw:g>
                  <svg:desc>Arkusz1.M43:Arkusz1.M55</svg:desc>
                </draw:g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65.1">
                <text:p>165.1</text:p>
              </table:table-cell>
              <table:table-cell office:value-type="float" office:value="222.1">
                <text:p>222.1</text:p>
              </table:table-cell>
              <table:table-cell office:value-type="float" office:value="282.3">
                <text:p>282.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331.3">
                <text:p>331.3</text:p>
              </table:table-cell>
              <table:table-cell office:value-type="float" office:value="338.2">
                <text:p>338.2</text:p>
              </table:table-cell>
              <table:table-cell office:value-type="float" office:value="338.5">
                <text:p>338.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666.3">
                <text:p>666.3</text:p>
              </table:table-cell>
              <table:table-cell office:value-type="float" office:value="568.6">
                <text:p>568.6</text:p>
              </table:table-cell>
              <table:table-cell office:value-type="float" office:value="568.2">
                <text:p>568.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326.5">
                <text:p>1326.5</text:p>
              </table:table-cell>
              <table:table-cell office:value-type="float" office:value="986.8">
                <text:p>986.8</text:p>
              </table:table-cell>
              <table:table-cell office:value-type="float" office:value="967.6">
                <text:p>967.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648.3">
                <text:p>2648.3</text:p>
              </table:table-cell>
              <table:table-cell office:value-type="float" office:value="1649.3">
                <text:p>1649.3</text:p>
              </table:table-cell>
              <table:table-cell office:value-type="float" office:value="1501.4">
                <text:p>1501.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5296.5">
                <text:p>5296.5</text:p>
              </table:table-cell>
              <table:table-cell office:value-type="float" office:value="2950.7">
                <text:p>2950.7</text:p>
              </table:table-cell>
              <table:table-cell office:value-type="float" office:value="2642.5">
                <text:p>2642.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0602.9">
                <text:p>10602.9</text:p>
              </table:table-cell>
              <table:table-cell office:value-type="float" office:value="5677.9">
                <text:p>5677.9</text:p>
              </table:table-cell>
              <table:table-cell office:value-type="float" office:value="4986.8">
                <text:p>4986.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1231.7">
                <text:p>21231.7</text:p>
              </table:table-cell>
              <table:table-cell office:value-type="float" office:value="11147.4">
                <text:p>11147.4</text:p>
              </table:table-cell>
              <table:table-cell office:value-type="float" office:value="9738.4">
                <text:p>9738.4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42461.1">
                <text:p>42461.1</text:p>
              </table:table-cell>
              <table:table-cell office:value-type="float" office:value="22005.1">
                <text:p>22005.1</text:p>
              </table:table-cell>
              <table:table-cell office:value-type="float" office:value="19113.2">
                <text:p>19113.2</text:p>
              </table:table-cell>
            </table:table-row>
            <table:table-row>
              <table:table-cell office:value-type="float" office:value="33554432">
                <text:p>33554430</text:p>
              </table:table-cell>
              <table:table-cell office:value-type="float" office:value="87424.2">
                <text:p>87424.2</text:p>
              </table:table-cell>
              <table:table-cell office:value-type="float" office:value="42979.9">
                <text:p>42979.9</text:p>
              </table:table-cell>
              <table:table-cell office:value-type="float" office:value="37758.7">
                <text:p>37758.7</text:p>
              </table:table-cell>
            </table:table-row>
            <table:table-row>
              <table:table-cell office:value-type="float" office:value="67108864">
                <text:p>67108860</text:p>
              </table:table-cell>
              <table:table-cell office:value-type="float" office:value="171085.2">
                <text:p>171085.2</text:p>
              </table:table-cell>
              <table:table-cell office:value-type="float" office:value="81376.7">
                <text:p>81376.7</text:p>
              </table:table-cell>
              <table:table-cell office:value-type="float" office:value="72467.9">
                <text:p>72467.9</text:p>
              </table:table-cell>
            </table:table-row>
            <table:table-row>
              <table:table-cell office:value-type="float" office:value="134217728">
                <text:p>134217730</text:p>
              </table:table-cell>
              <table:table-cell office:value-type="float" office:value="340552.9">
                <text:p>340552.9</text:p>
              </table:table-cell>
              <table:table-cell office:value-type="float" office:value="149351.8">
                <text:p>149351.8</text:p>
              </table:table-cell>
              <table:table-cell office:value-type="float" office:value="136989.4">
                <text:p>136989.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Win32 OpenOffice.org_project/415m1$Build-978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